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08/11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CARLOMAN FLORES LOZANO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NVERSIONES JABRINI IMPORT SAC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TPP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09/11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MACEDO RAMIREZ, WILDER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29</text:p>
          </table:table-cell>
        </table:table-row>
        <table:table-row>
          <table:table-cell table:style-name="Tabla1.A2" office:value-type="float" office:value="0">
            <text:p text:style-name="P7">GALLINAS BB</text:p>
          </table:table-cell>
          <table:table-cell table:style-name="Tabla1.B2" office:value-type="string">
            <text:p text:style-name="P9">Cant.Cajas: <text:span text:style-name="T11">29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1367960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256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8:25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9:45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1-08T20:24:33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